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No trading days</text:p>
          </table:table-cell>
          <table:table-cell office:value-type="string" calcext:value-type="string">
            <text:p>Buy trades</text:p>
          </table:table-cell>
          <table:table-cell office:value-type="string" calcext:value-type="string">
            <text:p>Short trades</text:p>
          </table:table-cell>
          <table:table-cell office:value-type="string" calcext:value-type="string">
            <text:p>End Amount (USD)</text:p>
          </table:table-cell>
          <table:table-cell office:value-type="string" calcext:value-type="string">
            <text:p>Sharp Radio</text:p>
          </table:table-cell>
        </table:table-row>
        <table:table-row table:style-name="ro1">
          <table:table-cell office:value-type="string" calcext:value-type="string">
            <text:p>USO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8.56578685259" calcext:value-type="float">
            <text:p>1358.56578685259</text:p>
          </table:table-cell>
          <table:table-cell office:value-type="float" office:value="1.18376399136993" calcext:value-type="float">
            <text:p>1.18376399136993</text:p>
          </table:table-cell>
        </table:table-row>
        <table:table-row table:style-name="ro1">
          <table:table-cell office:value-type="string" calcext:value-type="string">
            <text:p>XRP-SUD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9.8181519839" calcext:value-type="float">
            <text:p>1049.8181519839</text:p>
          </table:table-cell>
          <table:table-cell office:value-type="float" office:value="0.228755623236424" calcext:value-type="float">
            <text:p>0.228755623236424</text:p>
          </table:table-cell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L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7.925869020256" calcext:value-type="float">
            <text:p>447.925869020256</text:p>
          </table:table-cell>
          <table:table-cell office:value-type="float" office:value="-2.06117718579854" calcext:value-type="float">
            <text:p>-2.06117718579854</text:p>
          </table:table-cell>
        </table:table-row>
        <table:table-row table:style-name="ro1">
          <table:table-cell office:value-type="string" calcext:value-type="string">
            <text:p>SPN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7.59247326243" calcext:value-type="float">
            <text:p>1027.59247326243</text:p>
          </table:table-cell>
          <table:table-cell office:value-type="float" office:value="0.302791476891731" calcext:value-type="float">
            <text:p>0.302791476891731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3.04279535112" calcext:value-type="float">
            <text:p>1143.04279535112</text:p>
          </table:table-cell>
          <table:table-cell office:value-type="float" office:value="0.995645644519918" calcext:value-type="float">
            <text:p>0.995645644519918</text:p>
          </table:table-cell>
        </table:table-row>
        <table:table-row table:style-name="ro1">
          <table:table-cell office:value-type="string" calcext:value-type="string">
            <text:p>Nasdaq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1.06706802158" calcext:value-type="float">
            <text:p>1001.06706802158</text:p>
          </table:table-cell>
          <table:table-cell office:value-type="float" office:value="0.0160184612249805" calcext:value-type="float">
            <text:p>0.016018461224981</text:p>
          </table:table-cell>
        </table:table-row>
        <table:table-row table:style-name="ro1">
          <table:table-cell office:value-type="string" calcext:value-type="string">
            <text:p>GL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4.56169133558" calcext:value-type="float">
            <text:p>1134.56169133558</text:p>
          </table:table-cell>
          <table:table-cell office:value-type="float" office:value="1.09072252839561" calcext:value-type="float">
            <text:p>1.09072252839561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JPY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8.557394357738" calcext:value-type="float">
            <text:p>928.557394357738</text:p>
          </table:table-cell>
          <table:table-cell office:value-type="float" office:value="-0.449484899528839" calcext:value-type="float">
            <text:p>-0.449484899528839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5.87904954303" calcext:value-type="float">
            <text:p>1085.87904954303</text:p>
          </table:table-cell>
          <table:table-cell office:value-type="float" office:value="0.736067132834584" calcext:value-type="float">
            <text:p>0.736067132834584</text:p>
          </table:table-cell>
        </table:table-row>
        <table:table-row table:style-name="ro1">
          <table:table-cell office:value-type="string" calcext:value-type="string">
            <text:p>Mean Avg.</text:p>
          </table:table-cell>
          <table:table-cell table:formula="of:=AVERAGE([.B2:.B13])" office:value-type="float" office:value="68.6666666666667" calcext:value-type="float">
            <text:p>68.6666666666667</text:p>
          </table:table-cell>
          <table:table-cell table:formula="of:=AVERAGE([.C2:.C13])" office:value-type="float" office:value="0.583333333333333" calcext:value-type="float">
            <text:p>0.583333333333333</text:p>
          </table:table-cell>
          <table:table-cell table:formula="of:=AVERAGE([.D2:.D13])" office:value-type="float" office:value="0.75" calcext:value-type="float">
            <text:p>0.75</text:p>
          </table:table-cell>
          <table:table-cell table:formula="of:=AVERAGE([.E2:.E13])" office:value-type="float" office:value="1014.75085664402" calcext:value-type="float">
            <text:p>1014.75085664402</text:p>
          </table:table-cell>
          <table:table-cell table:formula="of:=AVERAGE([.F2:.F13])" office:value-type="float" office:value="0.170258564428817" calcext:value-type="float">
            <text:p>0.170258564428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5:43:35.095376731</meta:creation-date>
    <dc:date>2020-06-22T16:32:54.848525436</dc:date>
    <meta:editing-duration>PT14M53S</meta:editing-duration>
    <meta:editing-cycles>1</meta:editing-cycles>
    <meta:document-statistic meta:table-count="1" meta:cell-count="84" meta:object-count="0"/>
    <meta:generator>LibreOffice/6.4.2.2$Linux_X86_64 LibreOffice_project/40$Build-2</meta:generator>
  </office:meta>
</office:document-meta>
</file>